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8020833134651184in"/>
    </style:style>
    <style:style style:name="co2" style:family="table-column">
      <style:table-column-properties fo:break-before="auto" style:column-width="0.84375in"/>
    </style:style>
    <style:style style:name="co3" style:family="table-column">
      <style:table-column-properties fo:break-before="auto" style:column-width="0.6666666865348816in"/>
    </style:style>
    <style:style style:name="ro1" style:family="table-row">
      <style:table-row-properties style:row-height="0.1868055555555555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164"/>
    <style:style style:name="ce21" style:family="table-cell" style:parent-style-name="Default" style:data-style-name="N164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65"/>
    <style:style style:name="ce23" style:family="table-cell" style:parent-style-name="Comma" style:data-style-name="N166"/>
    <style:style style:name="ce24" style:family="table-cell" style:parent-style-name="Comma [0]" style:data-style-name="N167"/>
    <style:style style:name="ce25" style:family="table-cell" style:parent-style-name="Currency" style:data-style-name="N168"/>
    <style:style style:name="ce26" style:family="table-cell" style:parent-style-name="Currency [0]" style:data-style-name="N169"/>
    <style:style style:name="ce27" style:family="table-cell" style:parent-style-name="Percent"/>
    <style:style style:name="ce28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7" table:default-cell-style-name="ce15"/>
        <table:table-row table:style-name="ro1">
          <table:table-cell table:style-name="ce21" office:value-type="float" office:value="0">
            <text:p>0</text:p>
          </table:table-cell>
          <table:table-cell table:style-name="ce21" office:value-type="string">
            <text:p>First Name</text:p>
          </table:table-cell>
          <table:table-cell table:style-name="ce21" office:value-type="string">
            <text:p>Last Name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Country</text:p>
          </table:table-cell>
          <table:table-cell table:style-name="ce21" office:value-type="string">
            <text:p>Age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Id</text:p>
          </table:table-cell>
          <table:table-cell table:number-columns-repeated="1016" table:style-name="ce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lce</text:p>
          </table:table-cell>
          <table:table-cell office:value-type="string">
            <text:p>Abril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32">
            <text:p>32</text:p>
          </table:table-cell>
          <table:table-cell table:style-name="ce22" office:value-type="string">
            <text:p>15/10/2017</text:p>
          </table:table-cell>
          <table:table-cell office:value-type="float" office:value="1562">
            <text:p>1562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ra</text:p>
          </table:table-cell>
          <table:table-cell office:value-type="string">
            <text:p>Hashimoto</text:p>
          </table:table-cell>
          <table:table-cell office:value-type="string">
            <text:p>Female</text:p>
          </table:table-cell>
          <table:table-cell office:value-type="string">
            <text:p>Great Britain</text:p>
          </table:table-cell>
          <table:table-cell office:value-type="float" office:value="25">
            <text:p>25</text:p>
          </table:table-cell>
          <table:table-cell office:value-type="string">
            <text:p>16/08/2016</text:p>
          </table:table-cell>
          <table:table-cell office:value-type="float" office:value="1582">
            <text:p>158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Gent</text:p>
          </table:table-cell>
          <table:table-cell office:value-type="string">
            <text:p>Male</text:p>
          </table:table-cell>
          <table:table-cell office:value-type="string">
            <text:p>France</text:p>
          </table:table-cell>
          <table:table-cell office:value-type="float" office:value="36">
            <text:p>36</text:p>
          </table:table-cell>
          <table:table-cell office:value-type="string">
            <text:p>21/05/2015</text:p>
          </table:table-cell>
          <table:table-cell office:value-type="float" office:value="2587">
            <text:p>2587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athleen</text:p>
          </table:table-cell>
          <table:table-cell office:value-type="string">
            <text:p>Hanner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25">
            <text:p>25</text:p>
          </table:table-cell>
          <table:table-cell table:style-name="ce22" office:value-type="string">
            <text:p>15/10/2017</text:p>
          </table:table-cell>
          <table:table-cell office:value-type="float" office:value="3549">
            <text:p>3549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ereida</text:p>
          </table:table-cell>
          <table:table-cell office:value-type="string">
            <text:p>Magwood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58">
            <text:p>58</text:p>
          </table:table-cell>
          <table:table-cell office:value-type="string">
            <text:p>16/08/2016</text:p>
          </table:table-cell>
          <table:table-cell office:value-type="float" office:value="2468">
            <text:p>2468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aston</text:p>
          </table:table-cell>
          <table:table-cell office:value-type="string">
            <text:p>Brumm</text:p>
          </table:table-cell>
          <table:table-cell office:value-type="string">
            <text:p>Male</text:p>
          </table:table-cell>
          <table:table-cell office:value-type="string">
            <text:p>United States</text:p>
          </table:table-cell>
          <table:table-cell office:value-type="float" office:value="24">
            <text:p>24</text:p>
          </table:table-cell>
          <table:table-cell office:value-type="string">
            <text:p>21/05/2015</text:p>
          </table:table-cell>
          <table:table-cell office:value-type="float" office:value="2554">
            <text:p>2554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tta</text:p>
          </table:table-cell>
          <table:table-cell office:value-type="string">
            <text:p>Hurn</text:p>
          </table:table-cell>
          <table:table-cell office:value-type="string">
            <text:p>Female</text:p>
          </table:table-cell>
          <table:table-cell office:value-type="string">
            <text:p>Great Britain</text:p>
          </table:table-cell>
          <table:table-cell office:value-type="float" office:value="56">
            <text:p>56</text:p>
          </table:table-cell>
          <table:table-cell table:style-name="ce22" office:value-type="string">
            <text:p>15/10/2017</text:p>
          </table:table-cell>
          <table:table-cell office:value-type="float" office:value="3598">
            <text:p>3598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arlean</text:p>
          </table:table-cell>
          <table:table-cell office:value-type="string">
            <text:p>Melgar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27">
            <text:p>27</text:p>
          </table:table-cell>
          <table:table-cell office:value-type="string">
            <text:p>16/08/2016</text:p>
          </table:table-cell>
          <table:table-cell office:value-type="float" office:value="2456">
            <text:p>2456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incenza</text:p>
          </table:table-cell>
          <table:table-cell office:value-type="string">
            <text:p>Weiland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40">
            <text:p>40</text:p>
          </table:table-cell>
          <table:table-cell office:value-type="string">
            <text:p>21/05/2015</text:p>
          </table:table-cell>
          <table:table-cell office:value-type="float" office:value="6548">
            <text:p>6548</text:p>
          </table:table-cell>
          <table:table-cell table:number-columns-repeated="1016"/>
        </table:table-row>
        <calcext:conditional-formats/>
      </table:table>
      <text:variable-decls/>
      <text:user-field-decls/>
    </office:spreadsheet>
  </office:body>
  <office:scripts/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text-style style:name="N164"/>
    <number:date-style style:name="N165">
      <number:month number:style="long"/>
      <number:text>/</number:text>
      <number:day number:style="long"/>
      <number:text>/</number:text>
      <number:year/>
    </number:date-style>
    <number:number-style style:name="N166P0" style:volatile="true">
      <number:text>  </number:text>
      <number:text>  </number:text>
      <number:number number:min-integer-digits="1" number:grouping="true" number:decimal-places="2"/>
      <number:text> </number:text>
    </number:number-style>
    <number:number-style style:name="N166P1" style:volatile="true">
      <number:text>  </number:text>
      <number:text>  </number:text>
      <number:text>-</number:text>
      <number:number number:min-integer-digits="1" number:grouping="true" number:decimal-places="2"/>
      <number:text> </number:text>
    </number:number-style>
    <number:text-style style:name="N166P2" style:volatile="true">
      <number:text>  </number:text>
      <number:text>  </number:text>
      <number:text>- </number:text>
    </number:text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 </number:text>
      <number:text>  </number:text>
      <number:number number:decimal-places="0" number:min-integer-digits="1" number:grouping="true"/>
      <number:text> </number:text>
    </number:number-style>
    <number:number-style style:name="N167P1" style:volatile="true">
      <number:text>  </number:text>
      <number:text>  </number:text>
      <number:text>-</number:text>
      <number:number number:decimal-places="0" number:min-integer-digits="1" number:grouping="true"/>
      <number:text> </number:text>
    </number:number-style>
    <number:text-style style:name="N167P2" style:volatile="true">
      <number:text>  </number:text>
      <number:text>  </number:text>
      <number:text>- </number:text>
    </number:text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text>₹</number:text>
      <number:text>  </number:text>
      <number:number number:min-integer-digits="1" number:grouping="true" number:decimal-places="2"/>
      <number:text> </number:text>
    </number:number-style>
    <number:number-style style:name="N168P1" style:volatile="true">
      <number:text> </number:text>
      <number:text>₹</number:text>
      <number:text>  </number:text>
      <number:text>-</number:text>
      <number:number number:min-integer-digits="1" number:grouping="true" number:decimal-places="2"/>
      <number:text> </number:text>
    </number:number-style>
    <number:text-style style:name="N168P2" style:volatile="true">
      <number:text> </number:text>
      <number:text>₹</number:text>
      <number:text>  </number:text>
      <number:text>- </number:text>
    </number:text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text>₹</number:text>
      <number:text>  </number:text>
      <number:number number:decimal-places="0" number:min-integer-digits="1" number:grouping="true"/>
      <number:text> </number:text>
    </number:number-style>
    <number:number-style style:name="N169P1" style:volatile="true">
      <number:text> </number:text>
      <number:text>₹</number:text>
      <number:text>  </number:text>
      <number:text>-</number:text>
      <number:number number:decimal-places="0" number:min-integer-digits="1" number:grouping="true"/>
      <number:text> </number:text>
    </number:number-style>
    <number:text-style style:name="N169P2" style:volatile="true">
      <number:text> </number:text>
      <number:text>₹</number:text>
      <number:text>  </number:text>
      <number:text>- </number:text>
    </number:text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164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urrency" style:family="table-cell" style:data-style-name="N168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urrency [0]" style:family="table-cell" style:data-style-name="N169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omma" style:family="table-cell" style:data-style-name="N166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omma [0]" style:family="table-cell" style:data-style-name="N167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.7875in" fo:margin-right="0.7875in" fo:margin-top="0.7875in" fo:margin-bottom="0.7875in" fo:background-color="transparent" style:first-page-number="1"/>
      <style:header-style>
        <style:header-footer-properties fo:min-height="0.2653in" fo:margin-left="0in" fo:margin-right="0in" fo:margin-bottom="0in"/>
      </style:header-style>
      <style:footer-style>
        <style:header-footer-properties fo:min-height="0.2653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style style:name="T1" style:family="text">
      <style:text-properties style:font-name="Arial" style:font-name-asian="Arial" fo:font-size="10pt" fo:color="#000000"/>
    </style:style>
    <style:style style:name="T2" style:family="text">
      <style:text-properties style:font-name="Times New Roman" style:font-name-asian="Times New Roman" fo:font-size="12pt" fo:color="#000000"/>
    </style:style>
  </office:automatic-styles>
  <office:master-styles>
    <style:master-page style:name="PageStyle_5f_Sheet1" style:display-name="PageStyle_Sheet1" style:page-layout-name="pm1">
      <style:header>
        <style:region-center>
          <text:p><text:span text:style-name="T2"><text:sheet-name>???</text:sheet-name></text:span></text:p>
        </style:region-center>
      </style:header>
      <style:header-left style:display="false"/>
      <style:footer>
        <style:region-center>
          <text:p><text:span text:style-name="T2">Page </text:span><text:span text:style-name="T2"><text:page-number>1</text:page-number></text:span></text:p>
        </style:region-center>
      </style:footer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http://pypi.python.org/pypi/ezodf/0.1.0$Python3.9.12 (main, Apr  4 2022, 05:22:27) [MSC v.1916 64 bit (AMD64)]</meta:generator>
    <meta:creation-date>2022-09-09T08:51:10Z</meta:creation-date>
    <meta:document-statistic/>
    <dc:date>2022-09-11T20:14:14.372432</dc:date>
    <meta:editing-cycles>1</meta:editing-cycles>
  </office:meta>
</office:document-meta>
</file>